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fo:font-style="normal" style:font-style-asian="normal" style:font-style-complex="normal"/>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style="normal" style:font-style-asian="normal" style:font-style-complex="normal"/>
    </style:style>
    <style:style style:name="P6" style:family="paragraph" style:parent-style-name="Standard">
      <style:text-properties fo:font-style="normal" fo:font-weight="bold" style:font-style-asian="normal" style:font-weight-asian="bold" style:font-style-complex="normal" style:font-weight-complex="bold"/>
    </style:style>
    <style:style style:name="P7" style:family="paragraph" style:parent-style-name="Standard">
      <style:text-properties fo:font-style="normal" fo:font-weight="normal" style:font-style-asian="normal" style:font-weight-asian="normal" style:font-style-complex="normal" style:font-weight-complex="normal"/>
    </style:style>
    <style:style style:name="P8" style:family="paragraph" style:parent-style-name="Standard">
      <style:paragraph-properties fo:text-align="center" style:justify-single-word="false"/>
      <style:text-properties fo:font-weight="bold" style:font-weight-asian="bold" style:font-weight-complex="bold"/>
    </style:style>
    <style:style style:name="P9" style:family="paragraph" style:parent-style-name="Standard">
      <style:text-properties fo:font-style="italic" fo:font-weight="bold" style:font-style-asian="italic" style:font-weight-asian="bold" style:font-style-complex="italic" style:font-weight-complex="bold"/>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Final report review - A Bayesian Optimization Search Procedure for Low-Latency, Privacy-Preserving Machine Learning Models</text:p>
      <text:p text:style-name="P1"/>
      <text:p text:style-name="P1">Paper summary</text:p>
      <text:p text:style-name="Standard"/>
      <text:p text:style-name="Standard">In this paper, the author approaches the problem of finding suitable network architectures (and specifically, suitable activation functions) for encrypted inference. The author explains how standard activation functions are expensive to compute in homomorphically encrypted space, and what the advatnages of the replacement activation functions are. The author uses a Bayesian optimization procedure to explore the space of possible activation functions in order to optimize their network architecture for encrypted inference. The results show that using a suitable replacement function does not substantially decrease model performance.</text:p>
      <text:p text:style-name="P3"/>
      <text:p text:style-name="P1">Paper structure</text:p>
      <text:p text:style-name="Standard"/>
      <text:p text:style-name="Standard">This paper has a relatively good structure. It has a very well thought out motivation section and description of the methodology used. The experimental results are clear and concise. Overall, this paper has a good “flow” from one section to the next.</text:p>
      <text:p text:style-name="Standard"/>
      <text:p text:style-name="P1">Strengths and weaknesses</text:p>
      <text:p text:style-name="Standard"/>
      <text:p text:style-name="P2">Quality.<text:span text:style-name="T1"> The paper seems technically sound. I am not an expert in homomorphic encryption, but under the assumption that the author is correct in their statements, every explored idea makes sense to me. The results analysis is severely lacking; it only shows that model performance decreases by an amount less than expected, but does not elaborate on neither inference time nor training time, which seem important in the subfield of encrypted inference, by the author's own statements.</text:span></text:p>
      <text:p text:style-name="P3"/>
      <text:p text:style-name="P2">Clarity.<text:span text:style-name="T1"> The paper is very clear and exposes ideas in an organized fashion. There are a few broad claims that I am hesitant to accept without further verification of the author's references. Overall, I think the author gives a very good idea of what they think about the topic of encrypted inference, as well as what their ideas are for improving this subfield of machine learning.</text:span></text:p>
      <text:p text:style-name="Standard"/>
      <text:p text:style-name="P2">Originality.<text:span text:style-name="T1"> This paper sets itself apart in its usage of Bayesian optimization for its Neural Architecture Search procedure. It is heavily inspired by other papers that it references, and its main contribution is strictly to improving the NAS procedure via finding better parameters, not via finding a better way of constructing networks for homomorphically encrypted inference.</text:span></text:p>
      <text:p text:style-name="P3"/>
      <text:p text:style-name="P2">Significance.<text:span text:style-name="T1"> The paper's results are relatively important. They show that encrypted inference is possible; albeit, they do not show the entire cost of encrypted inference. I can see this being a paper that is referenced in the next few years, but I can also see this being a research problem that is solved by a more sophisticated procedure or thought process.</text:span></text:p>
      <text:p text:style-name="P3"/>
      <text:p text:style-name="P6">Progress since the midterm report</text:p>
      <text:p text:style-name="P7"/>
      <text:p text:style-name="P9"><text:span text:style-name="T2">This paper has not progressed much since the midterm report. In particular, the only addition was that of the 2-dimensional Bayesian optimization search; it seemed to me from the midterm report that the entire search procedure pipeline was already set up by the midterm deadline, so the very small amount of progress in the past 2.5 weeks is a little disappointing. Several bar plots were introduced to the report which detract from the paper's overall understanding (we can't tell the difference between 0.990 and </text:span><text:soft-page-break/><text:span text:style-name="T2">0.988 in a bar plot, especially with the y axis that was chosen). Additionally, no work was done for measuring the latency differences between the old, “regular” activation function architectures and the new, replaced architectures. This was a point I brought up in my review the first time, and I think it's probably one of the most important points of the paper: the costs of using encrypted inference are not only in performance, but also in time. Why should a large company resort to replacing their models for encrypted inference if the time gains from using a Bayesian optimization procedure to optimize their network architectures are on the scale of milliseconds, for instance? That would be trading off a substantial amount of predictive performance for not much time. The author's cover page asks the reviewers to look at someone else's work for the time gains, but does not make any statements themselves about their networks' latency. Not only was this entire aspect ignored, the author also only implemented their search procedure with convolutional networks. I also mentioned this in my original review: fully-connected networks are a superset of CNNs, and so should there be gains in fully-connected networks, these would hopefully extend to CNNs. However, no work was done in this area either, not even for a very simple proof-of-concept problem. The author states in the cover page that they will work on this in the future, since this is an ongoing research project of theirs, but I cannot in good faith say they put a lot of work in over the past 2.5 weeks.</text:span></text:p>
      <text:p text:style-name="Standard"/>
      <text:p text:style-name="P1">Writing checklist</text:p>
      <text:p text:style-name="P1"/>
      <text:p text:style-name="P4">The paper fulfills the points of the writing checklist. The bar plots detract from the overall understanding of the paper, however.</text:p>
      <text:p text:style-name="P7"/>
      <text:p text:style-name="P1">Review summary</text:p>
      <text:p text:style-name="Standard"/>
      <text:p text:style-name="Standard">Overall, I would say this is still a decent paper. It has a very elaborate exposition section and puts its methodology forward very clearly. Its results are strictly performance-based, and not latency-based, which is an incomplete result: one cannot weigh the costs of a Bayesian optimization procedure for replacing a network that takes a long time to run inference on without knowing approximately how long the procedure takes. I'm very disappointed in how little work was done to improve the paper and the project since the midterm report; in particular, there was no work done to extend the paper to other architecture types, nor was there any reasonable explanation or discussion of why certain activation functions seem more prone to have substantial performance drops when replaced.</text:p>
      <text:p text:style-name="P1"/>
      <text:p text:style-name="P1">Scores</text:p>
      <text:p text:style-name="Standard"/>
      <text:p text:style-name="Standard">Overall score: 5</text:p>
      <text:p text:style-name="Standard">Confidence score: 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2-02T21:00:05.35</meta:creation-date>
    <dc:date>2020-12-18T03:42:51.14</dc:date>
    <meta:editing-duration>PT4H24M14S</meta:editing-duration>
    <meta:editing-cycles>5</meta:editing-cycles>
    <meta:generator>OpenOffice/4.1.5$Win32 OpenOffice.org_project/415m1$Build-9789</meta:generator>
    <meta:document-statistic meta:table-count="0" meta:image-count="0" meta:object-count="0" meta:page-count="2" meta:paragraph-count="19" meta:word-count="922" meta:character-count="5782"/>
  </office:meta>
</office:document-meta>
</file>